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66.3mm" svg:y="13.01mm">
            <loext:p draw:notify-on-update-of-ranges="Sheet1.A2:Sheet1.A121 Sheet1.B2:Sheet1.B121 Sheet1.A2:Sheet1.A121 Sheet1.C2:Sheet1.C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tector_cou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15303270207" calcext:value-type="float">
            <text:p>0.0315303270207</text:p>
          </table:table-cell>
          <table:table-cell office:value-type="float" office:value="0.0296743667721" calcext:value-type="float">
            <text:p>0.0296743667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9127132837" calcext:value-type="float">
            <text:p>0.0299127132837</text:p>
          </table:table-cell>
          <table:table-cell office:value-type="float" office:value="0.0327480837686" calcext:value-type="float">
            <text:p>0.0327480837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3755654371" calcext:value-type="float">
            <text:p>0.0293755654371</text:p>
          </table:table-cell>
          <table:table-cell office:value-type="float" office:value="0.0316245729855" calcext:value-type="float">
            <text:p>0.03162457298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3502324538" calcext:value-type="float">
            <text:p>0.0283502324538</text:p>
          </table:table-cell>
          <table:table-cell office:value-type="float" office:value="0.0264350457338" calcext:value-type="float">
            <text:p>0.0264350457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83383961438" calcext:value-type="float">
            <text:p>0.0283383961438</text:p>
          </table:table-cell>
          <table:table-cell office:value-type="float" office:value="0.0238649111868" calcext:value-type="float">
            <text:p>0.0238649111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72606179955" calcext:value-type="float">
            <text:p>0.0272606179955</text:p>
          </table:table-cell>
          <table:table-cell office:value-type="float" office:value="0.0255686460906" calcext:value-type="float">
            <text:p>0.0255686460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66550282638" calcext:value-type="float">
            <text:p>0.0266550282638</text:p>
          </table:table-cell>
          <table:table-cell office:value-type="float" office:value="0.0252860922939" calcext:value-type="float">
            <text:p>0.0252860922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104157917" calcext:value-type="float">
            <text:p>0.026104157917</text:p>
          </table:table-cell>
          <table:table-cell office:value-type="float" office:value="0.0200269778633" calcext:value-type="float">
            <text:p>0.02002697786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57339267533" calcext:value-type="float">
            <text:p>0.0257339267533</text:p>
          </table:table-cell>
          <table:table-cell office:value-type="float" office:value="0.0223841293479" calcext:value-type="float">
            <text:p>0.02238412934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52653480571" calcext:value-type="float">
            <text:p>0.0252653480571</text:p>
          </table:table-cell>
          <table:table-cell office:value-type="float" office:value="0.0246802009147" calcext:value-type="float">
            <text:p>0.0246802009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49838312316" calcext:value-type="float">
            <text:p>0.0249838312316</text:p>
          </table:table-cell>
          <table:table-cell office:value-type="float" office:value="0.024262022441" calcext:value-type="float">
            <text:p>0.024262022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44515612941" calcext:value-type="float">
            <text:p>0.0244515612941</text:p>
          </table:table-cell>
          <table:table-cell office:value-type="float" office:value="0.0206415797116" calcext:value-type="float">
            <text:p>0.0206415797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2959607683" calcext:value-type="float">
            <text:p>0.0242959607683</text:p>
          </table:table-cell>
          <table:table-cell office:value-type="float" office:value="0.0201332617326" calcext:value-type="float">
            <text:p>0.0201332617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35641903378" calcext:value-type="float">
            <text:p>0.0235641903378</text:p>
          </table:table-cell>
          <table:table-cell office:value-type="float" office:value="0.0232646467596" calcext:value-type="float">
            <text:p>0.02326464675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31520527162" calcext:value-type="float">
            <text:p>0.0231520527162</text:p>
          </table:table-cell>
          <table:table-cell office:value-type="float" office:value="0.0231730098525" calcext:value-type="float">
            <text:p>0.0231730098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32152357562" calcext:value-type="float">
            <text:p>0.0232152357562</text:p>
          </table:table-cell>
          <table:table-cell office:value-type="float" office:value="0.0206406665533" calcext:value-type="float">
            <text:p>0.02064066655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29224276861" calcext:value-type="float">
            <text:p>0.0229224276861</text:p>
          </table:table-cell>
          <table:table-cell office:value-type="float" office:value="0.0192264238185" calcext:value-type="float">
            <text:p>0.0192264238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25584755539" calcext:value-type="float">
            <text:p>0.0225584755539</text:p>
          </table:table-cell>
          <table:table-cell office:value-type="float" office:value="0.0212323977223" calcext:value-type="float">
            <text:p>0.02123239772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23666258595" calcext:value-type="float">
            <text:p>0.0223666258595</text:p>
          </table:table-cell>
          <table:table-cell office:value-type="float" office:value="0.021217832214" calcext:value-type="float">
            <text:p>0.0212178322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18304608123" calcext:value-type="float">
            <text:p>0.0218304608123</text:p>
          </table:table-cell>
          <table:table-cell office:value-type="float" office:value="0.0197922219097" calcext:value-type="float">
            <text:p>0.0197922219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20095339919" calcext:value-type="float">
            <text:p>0.0220095339919</text:p>
          </table:table-cell>
          <table:table-cell office:value-type="float" office:value="0.0212789672608" calcext:value-type="float">
            <text:p>0.0212789672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17784848154" calcext:value-type="float">
            <text:p>0.0217784848154</text:p>
          </table:table-cell>
          <table:table-cell office:value-type="float" office:value="0.0234885166027" calcext:value-type="float">
            <text:p>0.02348851660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14691919696" calcext:value-type="float">
            <text:p>0.0214691919696</text:p>
          </table:table-cell>
          <table:table-cell office:value-type="float" office:value="0.0236680100256" calcext:value-type="float">
            <text:p>0.02366801002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15448917462" calcext:value-type="float">
            <text:p>0.0215448917462</text:p>
          </table:table-cell>
          <table:table-cell office:value-type="float" office:value="0.0207358563292" calcext:value-type="float">
            <text:p>0.02073585632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13393845753" calcext:value-type="float">
            <text:p>0.0213393845753</text:p>
          </table:table-cell>
          <table:table-cell office:value-type="float" office:value="0.0200433006055" calcext:value-type="float">
            <text:p>0.02004330060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11549248618" calcext:value-type="float">
            <text:p>0.0211549248618</text:p>
          </table:table-cell>
          <table:table-cell office:value-type="float" office:value="0.0223421366951" calcext:value-type="float">
            <text:p>0.0223421366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10863647412" calcext:value-type="float">
            <text:p>0.0210863647412</text:p>
          </table:table-cell>
          <table:table-cell office:value-type="float" office:value="0.0220933345316" calcext:value-type="float">
            <text:p>0.0220933345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08590959967" calcext:value-type="float">
            <text:p>0.0208590959967</text:p>
          </table:table-cell>
          <table:table-cell office:value-type="float" office:value="0.021560724991" calcext:value-type="float">
            <text:p>0.0215607249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07851753229" calcext:value-type="float">
            <text:p>0.0207851753229</text:p>
          </table:table-cell>
          <table:table-cell office:value-type="float" office:value="0.0217246977084" calcext:value-type="float">
            <text:p>0.02172469770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6913604527" calcext:value-type="float">
            <text:p>0.0206913604527</text:p>
          </table:table-cell>
          <table:table-cell office:value-type="float" office:value="0.0232030345812" calcext:value-type="float">
            <text:p>0.02320303458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06042282859" calcext:value-type="float">
            <text:p>0.0206042282859</text:p>
          </table:table-cell>
          <table:table-cell office:value-type="float" office:value="0.0235303363088" calcext:value-type="float">
            <text:p>0.02353033630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06279414562" calcext:value-type="float">
            <text:p>0.0206279414562</text:p>
          </table:table-cell>
          <table:table-cell office:value-type="float" office:value="0.0218838269554" calcext:value-type="float">
            <text:p>0.02188382695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05322588884" calcext:value-type="float">
            <text:p>0.0205322588884</text:p>
          </table:table-cell>
          <table:table-cell office:value-type="float" office:value="0.021548816827" calcext:value-type="float">
            <text:p>0.0215488168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4977594692" calcext:value-type="float">
            <text:p>0.0204977594692</text:p>
          </table:table-cell>
          <table:table-cell office:value-type="float" office:value="0.0230460157276" calcext:value-type="float">
            <text:p>0.02304601572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0418785337" calcext:value-type="float">
            <text:p>0.020418785337</text:p>
          </table:table-cell>
          <table:table-cell office:value-type="float" office:value="0.0233995544072" calcext:value-type="float">
            <text:p>0.02339955440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04213760047" calcext:value-type="float">
            <text:p>0.0204213760047</text:p>
          </table:table-cell>
          <table:table-cell office:value-type="float" office:value="0.0222781039089" calcext:value-type="float">
            <text:p>0.02227810390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02756715173" calcext:value-type="float">
            <text:p>0.0202756715173</text:p>
          </table:table-cell>
          <table:table-cell office:value-type="float" office:value="0.0226219528578" calcext:value-type="float">
            <text:p>0.02262195285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3377013199" calcext:value-type="float">
            <text:p>0.0203377013199</text:p>
          </table:table-cell>
          <table:table-cell office:value-type="float" office:value="0.0234809889478" calcext:value-type="float">
            <text:p>0.02348098894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03595102262" calcext:value-type="float">
            <text:p>0.0203595102262</text:p>
          </table:table-cell>
          <table:table-cell office:value-type="float" office:value="0.0239831613921" calcext:value-type="float">
            <text:p>0.02398316139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1936087726" calcext:value-type="float">
            <text:p>0.0201936087726</text:p>
          </table:table-cell>
          <table:table-cell office:value-type="float" office:value="0.0222283382594" calcext:value-type="float">
            <text:p>0.02222833825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00867134019" calcext:value-type="float">
            <text:p>0.0200867134019</text:p>
          </table:table-cell>
          <table:table-cell office:value-type="float" office:value="0.0221501360997" calcext:value-type="float">
            <text:p>0.02215013609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02011175396" calcext:value-type="float">
            <text:p>0.0202011175396</text:p>
          </table:table-cell>
          <table:table-cell office:value-type="float" office:value="0.023311786855" calcext:value-type="float">
            <text:p>0.0233117868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00813119401" calcext:value-type="float">
            <text:p>0.0200813119401</text:p>
          </table:table-cell>
          <table:table-cell office:value-type="float" office:value="0.0239835987892" calcext:value-type="float">
            <text:p>0.02398359878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02921766379" calcext:value-type="float">
            <text:p>0.0202921766379</text:p>
          </table:table-cell>
          <table:table-cell office:value-type="float" office:value="0.0224178425372" calcext:value-type="float">
            <text:p>0.02241784253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1406832273" calcext:value-type="float">
            <text:p>0.0201406832273</text:p>
          </table:table-cell>
          <table:table-cell office:value-type="float" office:value="0.0222827241905" calcext:value-type="float">
            <text:p>0.02228272419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00170185453" calcext:value-type="float">
            <text:p>0.0200170185453</text:p>
          </table:table-cell>
          <table:table-cell office:value-type="float" office:value="0.0236610041123" calcext:value-type="float">
            <text:p>0.0236610041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00064600478" calcext:value-type="float">
            <text:p>0.0200064600478</text:p>
          </table:table-cell>
          <table:table-cell office:value-type="float" office:value="0.0244361332466" calcext:value-type="float">
            <text:p>0.02443613324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0227595863" calcext:value-type="float">
            <text:p>0.0200227595863</text:p>
          </table:table-cell>
          <table:table-cell office:value-type="float" office:value="0.0231441392006" calcext:value-type="float">
            <text:p>0.02314413920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01584996196" calcext:value-type="float">
            <text:p>0.0201584996196</text:p>
          </table:table-cell>
          <table:table-cell office:value-type="float" office:value="0.0225179601742" calcext:value-type="float">
            <text:p>0.02251796017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00586733157" calcext:value-type="float">
            <text:p>0.0200586733157</text:p>
          </table:table-cell>
          <table:table-cell office:value-type="float" office:value="0.0241959514032" calcext:value-type="float">
            <text:p>0.02419595140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0130583285" calcext:value-type="float">
            <text:p>0.020130583285</text:p>
          </table:table-cell>
          <table:table-cell office:value-type="float" office:value="0.0245143932439" calcext:value-type="float">
            <text:p>0.02451439324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01056956127" calcext:value-type="float">
            <text:p>0.0201056956127</text:p>
          </table:table-cell>
          <table:table-cell office:value-type="float" office:value="0.0225459619826" calcext:value-type="float">
            <text:p>0.02254596198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0001925168" calcext:value-type="float">
            <text:p>0.020001925168</text:p>
          </table:table-cell>
          <table:table-cell office:value-type="float" office:value="0.022640333468" calcext:value-type="float">
            <text:p>0.0226403334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00495202711" calcext:value-type="float">
            <text:p>0.0200495202711</text:p>
          </table:table-cell>
          <table:table-cell office:value-type="float" office:value="0.0243213302534" calcext:value-type="float">
            <text:p>0.02432133025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9899012284" calcext:value-type="float">
            <text:p>0.0199899012284</text:p>
          </table:table-cell>
          <table:table-cell office:value-type="float" office:value="0.0240032156566" calcext:value-type="float">
            <text:p>0.02400321565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01786919931" calcext:value-type="float">
            <text:p>0.0201786919931</text:p>
          </table:table-cell>
          <table:table-cell office:value-type="float" office:value="0.0237210715774" calcext:value-type="float">
            <text:p>0.02372107157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01242734905" calcext:value-type="float">
            <text:p>0.0201242734905</text:p>
          </table:table-cell>
          <table:table-cell office:value-type="float" office:value="0.023752218802" calcext:value-type="float">
            <text:p>0.0237522188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00193092265" calcext:value-type="float">
            <text:p>0.0200193092265</text:p>
          </table:table-cell>
          <table:table-cell office:value-type="float" office:value="0.0248878030475" calcext:value-type="float">
            <text:p>0.02488780304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99789653254" calcext:value-type="float">
            <text:p>0.0199789653254</text:p>
          </table:table-cell>
          <table:table-cell office:value-type="float" office:value="0.0241034958108" calcext:value-type="float">
            <text:p>0.0241034958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0075205297" calcext:value-type="float">
            <text:p>0.020075205297</text:p>
          </table:table-cell>
          <table:table-cell office:value-type="float" office:value="0.0233611039934" calcext:value-type="float">
            <text:p>0.02336110399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00546019367" calcext:value-type="float">
            <text:p>0.0200546019367</text:p>
          </table:table-cell>
          <table:table-cell office:value-type="float" office:value="0.0227780344202" calcext:value-type="float">
            <text:p>0.02277803442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00487615477" calcext:value-type="float">
            <text:p>0.0200487615477</text:p>
          </table:table-cell>
          <table:table-cell office:value-type="float" office:value="0.022748078163" calcext:value-type="float">
            <text:p>0.0227480781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00262911679" calcext:value-type="float">
            <text:p>0.0200262911679</text:p>
          </table:table-cell>
          <table:table-cell office:value-type="float" office:value="0.0236770209791" calcext:value-type="float">
            <text:p>0.02367702097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00119671557" calcext:value-type="float">
            <text:p>0.0200119671557</text:p>
          </table:table-cell>
          <table:table-cell office:value-type="float" office:value="0.0234031505619" calcext:value-type="float">
            <text:p>0.02340315056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00512250944" calcext:value-type="float">
            <text:p>0.0200512250944</text:p>
          </table:table-cell>
          <table:table-cell office:value-type="float" office:value="0.0232918893073" calcext:value-type="float">
            <text:p>0.02329188930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00660912663" calcext:value-type="float">
            <text:p>0.0200660912663</text:p>
          </table:table-cell>
          <table:table-cell office:value-type="float" office:value="0.0248300204373" calcext:value-type="float">
            <text:p>0.02483002043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0045758077" calcext:value-type="float">
            <text:p>0.020045758077</text:p>
          </table:table-cell>
          <table:table-cell office:value-type="float" office:value="0.0240584957319" calcext:value-type="float">
            <text:p>0.0240584957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00655214063" calcext:value-type="float">
            <text:p>0.0200655214063</text:p>
          </table:table-cell>
          <table:table-cell office:value-type="float" office:value="0.0227355276635" calcext:value-type="float">
            <text:p>0.02273552766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00842507399" calcext:value-type="float">
            <text:p>0.0200842507399</text:p>
          </table:table-cell>
          <table:table-cell office:value-type="float" office:value="0.0230775222106" calcext:value-type="float">
            <text:p>0.0230775222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00321868489" calcext:value-type="float">
            <text:p>0.0200321868489</text:p>
          </table:table-cell>
          <table:table-cell office:value-type="float" office:value="0.0243847533315" calcext:value-type="float">
            <text:p>0.02438475333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00290397037" calcext:value-type="float">
            <text:p>0.0200290397037</text:p>
          </table:table-cell>
          <table:table-cell office:value-type="float" office:value="0.0243202873895" calcext:value-type="float">
            <text:p>0.02432028738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00583155026" calcext:value-type="float">
            <text:p>0.0200583155026</text:p>
          </table:table-cell>
          <table:table-cell office:value-type="float" office:value="0.0235935710827" calcext:value-type="float">
            <text:p>0.02359357108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00580121306" calcext:value-type="float">
            <text:p>0.0200580121306</text:p>
          </table:table-cell>
          <table:table-cell office:value-type="float" office:value="0.0230260596284" calcext:value-type="float">
            <text:p>0.02302605962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00830941605" calcext:value-type="float">
            <text:p>0.0200830941605</text:p>
          </table:table-cell>
          <table:table-cell office:value-type="float" office:value="0.0236754471247" calcext:value-type="float">
            <text:p>0.0236754471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00415250894" calcext:value-type="float">
            <text:p>0.0200415250894</text:p>
          </table:table-cell>
          <table:table-cell office:value-type="float" office:value="0.023406312938" calcext:value-type="float">
            <text:p>0.0234063129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00526601819" calcext:value-type="float">
            <text:p>0.0200526601819</text:p>
          </table:table-cell>
          <table:table-cell office:value-type="float" office:value="0.0239298430418" calcext:value-type="float">
            <text:p>0.02392984304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00369971281" calcext:value-type="float">
            <text:p>0.0200369971281</text:p>
          </table:table-cell>
          <table:table-cell office:value-type="float" office:value="0.0241885579812" calcext:value-type="float">
            <text:p>0.02418855798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9818470102" calcext:value-type="float">
            <text:p>0.0199818470102</text:p>
          </table:table-cell>
          <table:table-cell office:value-type="float" office:value="0.0241188748407" calcext:value-type="float">
            <text:p>0.02411887484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99753779499" calcext:value-type="float">
            <text:p>0.0199753779499</text:p>
          </table:table-cell>
          <table:table-cell office:value-type="float" office:value="0.022842971408" calcext:value-type="float">
            <text:p>0.0228429714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00207529396" calcext:value-type="float">
            <text:p>0.0200207529396</text:p>
          </table:table-cell>
          <table:table-cell office:value-type="float" office:value="0.022450410543" calcext:value-type="float">
            <text:p>0.0224504105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99857528646" calcext:value-type="float">
            <text:p>0.0199857528646</text:p>
          </table:table-cell>
          <table:table-cell office:value-type="float" office:value="0.0229306199206" calcext:value-type="float">
            <text:p>0.02293061992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0004135482" calcext:value-type="float">
            <text:p>0.020004135482</text:p>
          </table:table-cell>
          <table:table-cell office:value-type="float" office:value="0.0235482618522" calcext:value-type="float">
            <text:p>0.02354826185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200271201617" calcext:value-type="float">
            <text:p>0.0200271201617</text:p>
          </table:table-cell>
          <table:table-cell office:value-type="float" office:value="0.0236610654787" calcext:value-type="float">
            <text:p>0.02366106547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989743943" calcext:value-type="float">
            <text:p>0.019989743943</text:p>
          </table:table-cell>
          <table:table-cell office:value-type="float" office:value="0.0234524531781" calcext:value-type="float">
            <text:p>0.02345245317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99932151872" calcext:value-type="float">
            <text:p>0.0199932151872</text:p>
          </table:table-cell>
          <table:table-cell office:value-type="float" office:value="0.0224763510526" calcext:value-type="float">
            <text:p>0.02247635105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99558007396" calcext:value-type="float">
            <text:p>0.0199558007396</text:p>
          </table:table-cell>
          <table:table-cell office:value-type="float" office:value="0.0240008491649" calcext:value-type="float">
            <text:p>0.02400084916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99923232156" calcext:value-type="float">
            <text:p>0.0199923232156</text:p>
          </table:table-cell>
          <table:table-cell office:value-type="float" office:value="0.023862034453" calcext:value-type="float">
            <text:p>0.0238620344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99711540735" calcext:value-type="float">
            <text:p>0.0199711540735</text:p>
          </table:table-cell>
          <table:table-cell office:value-type="float" office:value="0.0243392809062" calcext:value-type="float">
            <text:p>0.0243392809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9409213686" calcext:value-type="float">
            <text:p>0.0199409213686</text:p>
          </table:table-cell>
          <table:table-cell office:value-type="float" office:value="0.0240957575886" calcext:value-type="float">
            <text:p>0.02409575758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91956141" calcext:value-type="float">
            <text:p>0.01991956141</text:p>
          </table:table-cell>
          <table:table-cell office:value-type="float" office:value="0.0235651795254" calcext:value-type="float">
            <text:p>0.02356517952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990765505" calcext:value-type="float">
            <text:p>0.01990765505</text:p>
          </table:table-cell>
          <table:table-cell office:value-type="float" office:value="0.0229552592109" calcext:value-type="float">
            <text:p>0.02295525921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99034466011" calcext:value-type="float">
            <text:p>0.0199034466011</text:p>
          </table:table-cell>
          <table:table-cell office:value-type="float" office:value="0.0220635826105" calcext:value-type="float">
            <text:p>0.02206358261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98843079056" calcext:value-type="float">
            <text:p>0.0198843079056</text:p>
          </table:table-cell>
          <table:table-cell office:value-type="float" office:value="0.021638716078" calcext:value-type="float">
            <text:p>0.021638716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98772063541" calcext:value-type="float">
            <text:p>0.0198772063541</text:p>
          </table:table-cell>
          <table:table-cell office:value-type="float" office:value="0.0220900333059" calcext:value-type="float">
            <text:p>0.0220900333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98869875302" calcext:value-type="float">
            <text:p>0.0198869875302</text:p>
          </table:table-cell>
          <table:table-cell office:value-type="float" office:value="0.0224999594035" calcext:value-type="float">
            <text:p>0.02249995940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98946194442" calcext:value-type="float">
            <text:p>0.0198946194442</text:p>
          </table:table-cell>
          <table:table-cell office:value-type="float" office:value="0.0225339707694" calcext:value-type="float">
            <text:p>0.02253397076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98824279491" calcext:value-type="float">
            <text:p>0.0198824279491</text:p>
          </table:table-cell>
          <table:table-cell office:value-type="float" office:value="0.0225426215453" calcext:value-type="float">
            <text:p>0.02254262154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198797274259" calcext:value-type="float">
            <text:p>0.0198797274259</text:p>
          </table:table-cell>
          <table:table-cell office:value-type="float" office:value="0.0226476296017" calcext:value-type="float">
            <text:p>0.02264762960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9890907703" calcext:value-type="float">
            <text:p>0.019890907703</text:p>
          </table:table-cell>
          <table:table-cell office:value-type="float" office:value="0.0222209035801" calcext:value-type="float">
            <text:p>0.02222090358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98888891539" calcext:value-type="float">
            <text:p>0.0198888891539</text:p>
          </table:table-cell>
          <table:table-cell office:value-type="float" office:value="0.0217902185472" calcext:value-type="float">
            <text:p>0.02179021854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9881342086" calcext:value-type="float">
            <text:p>0.019881342086</text:p>
          </table:table-cell>
          <table:table-cell office:value-type="float" office:value="0.0213649288271" calcext:value-type="float">
            <text:p>0.02136492882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98718701978" calcext:value-type="float">
            <text:p>0.0198718701978</text:p>
          </table:table-cell>
          <table:table-cell office:value-type="float" office:value="0.0217019424813" calcext:value-type="float">
            <text:p>0.02170194248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98811857456" calcext:value-type="float">
            <text:p>0.0198811857456</text:p>
          </table:table-cell>
          <table:table-cell office:value-type="float" office:value="0.0214321324199" calcext:value-type="float">
            <text:p>0.02143213241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98786599986" calcext:value-type="float">
            <text:p>0.0198786599986</text:p>
          </table:table-cell>
          <table:table-cell office:value-type="float" office:value="0.0217754490604" calcext:value-type="float">
            <text:p>0.02177544906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98762646759" calcext:value-type="float">
            <text:p>0.0198762646759</text:p>
          </table:table-cell>
          <table:table-cell office:value-type="float" office:value="0.021529094918" calcext:value-type="float">
            <text:p>0.0215290949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198877270589" calcext:value-type="float">
            <text:p>0.0198877270589</text:p>
          </table:table-cell>
          <table:table-cell office:value-type="float" office:value="0.0217280266402" calcext:value-type="float">
            <text:p>0.02172802664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198887893508" calcext:value-type="float">
            <text:p>0.0198887893508</text:p>
          </table:table-cell>
          <table:table-cell office:value-type="float" office:value="0.0210316956494" calcext:value-type="float">
            <text:p>0.02103169564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98959499464" calcext:value-type="float">
            <text:p>0.0198959499464</text:p>
          </table:table-cell>
          <table:table-cell office:value-type="float" office:value="0.0221884960477" calcext:value-type="float">
            <text:p>0.02218849604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98852748158" calcext:value-type="float">
            <text:p>0.0198852748158</text:p>
          </table:table-cell>
          <table:table-cell office:value-type="float" office:value="0.0217505824865" calcext:value-type="float">
            <text:p>0.02175058248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199009715378" calcext:value-type="float">
            <text:p>0.0199009715378</text:p>
          </table:table-cell>
          <table:table-cell office:value-type="float" office:value="0.0217904670582" calcext:value-type="float">
            <text:p>0.02179046705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8920831842" calcext:value-type="float">
            <text:p>0.0198920831842</text:p>
          </table:table-cell>
          <table:table-cell office:value-type="float" office:value="0.02139732842" calcext:value-type="float">
            <text:p>0.021397328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198920542329" calcext:value-type="float">
            <text:p>0.0198920542329</text:p>
          </table:table-cell>
          <table:table-cell office:value-type="float" office:value="0.0218108862923" calcext:value-type="float">
            <text:p>0.02181088629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98919478941" calcext:value-type="float">
            <text:p>0.0198919478941</text:p>
          </table:table-cell>
          <table:table-cell office:value-type="float" office:value="0.0214457338129" calcext:value-type="float">
            <text:p>0.02144573381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98924530489" calcext:value-type="float">
            <text:p>0.0198924530489</text:p>
          </table:table-cell>
          <table:table-cell office:value-type="float" office:value="0.0219132573283" calcext:value-type="float">
            <text:p>0.02191325732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8966739087" calcext:value-type="float">
            <text:p>0.0198966739087</text:p>
          </table:table-cell>
          <table:table-cell office:value-type="float" office:value="0.0210374353486" calcext:value-type="float">
            <text:p>0.02103743534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9017448906" calcext:value-type="float">
            <text:p>0.0199017448906</text:p>
          </table:table-cell>
          <table:table-cell office:value-type="float" office:value="0.0208025509958" calcext:value-type="float">
            <text:p>0.02080255099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99005467281" calcext:value-type="float">
            <text:p>0.0199005467281</text:p>
          </table:table-cell>
          <table:table-cell office:value-type="float" office:value="0.0207806855829" calcext:value-type="float">
            <text:p>0.02078068558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99041635796" calcext:value-type="float">
            <text:p>0.0199041635796</text:p>
          </table:table-cell>
          <table:table-cell office:value-type="float" office:value="0.0209617336925" calcext:value-type="float">
            <text:p>0.02096173369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99057282329" calcext:value-type="float">
            <text:p>0.0199057282329</text:p>
          </table:table-cell>
          <table:table-cell office:value-type="float" office:value="0.0209959355843" calcext:value-type="float">
            <text:p>0.02099593558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99068551901" calcext:value-type="float">
            <text:p>0.0199068551901</text:p>
          </table:table-cell>
          <table:table-cell office:value-type="float" office:value="0.0212783564845" calcext:value-type="float">
            <text:p>0.0212783564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54:19.923436338</meta:creation-date>
    <dc:date>2017-03-30T16:59:06.473667182</dc:date>
    <meta:editing-duration>PT4M47S</meta:editing-duration>
    <meta:editing-cycles>1</meta:editing-cycles>
    <meta:document-statistic meta:table-count="1" meta:cell-count="361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05cm" svg:y="4.007cm" style:legend-expansion="high" chart:style-name="ch2"/>
        <chart:plot-area chart:style-name="ch3" table:cell-range-address="Sheet1.A2:Sheet1.C121" chart:data-source-has-labels="row" svg:x="1.278cm" svg:y="0.18cm" svg:width="10.808cm" svg:height="7.716cm">
          <chartooo:coordinate-region svg:x="2.376cm" svg:y="0.354cm" svg:width="9.339cm" svg:height="6.948cm"/>
          <chart:axis chart:dimension="x" chart:name="primary-x" chart:style-name="ch4">
            <chart:title svg:x="4.151cm" svg:y="8.076cm" chart:style-name="ch5">
              <text:p>Liczba detektorów na jeden emiter</text:p>
            </chart:title>
          </chart:axis>
          <chart:axis chart:dimension="y" chart:name="primary-y" chart:style-name="ch4">
            <chart:title svg:x="0.451cm" svg:y="4.426cm" chart:style-name="ch6">
              <text:p>Błąd</text:p>
            </chart:title>
            <chart:grid chart:style-name="ch7" chart:class="major"/>
          </chart:axis>
          <chart:series chart:style-name="ch8" chart:values-cell-range-address="Sheet1.B2:Sheet1.B121" loext:label-string="&quot;Z filtrowaniem&quot;" chart:class="chart:scatter">
            <chart:domain table:cell-range-address="Sheet1.A2:Sheet1.A121"/>
            <chart:data-point chart:repeated="120"/>
          </chart:series>
          <chart:series chart:style-name="ch9" chart:values-cell-range-address="Sheet1.C2:Sheet1.C121" loext:label-string="&quot;Bez filtrowania&quot;" chart:class="chart:scatter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 filtrowaniem</text:p>
              </table:table-cell>
              <table:table-cell office:value-type="string">
                <text:p>Bez filtrowan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21</svg:desc>
                </draw:g>
              </table:table-cell>
              <table:table-cell office:value-type="float" office:value="0.0315303270207">
                <text:p>0.0315303270207</text:p>
                <draw:g>
                  <svg:desc>Sheet1.B2:Sheet1.B121</svg:desc>
                </draw:g>
              </table:table-cell>
              <table:table-cell office:value-type="float" office:value="0.0296743667721">
                <text:p>0.0296743667721</text:p>
                <draw:g>
                  <svg:desc>Sheet1.C2:Sheet1.C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99127132837">
                <text:p>0.0299127132837</text:p>
              </table:table-cell>
              <table:table-cell office:value-type="float" office:value="0.0327480837686">
                <text:p>0.0327480837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93755654371">
                <text:p>0.0293755654371</text:p>
              </table:table-cell>
              <table:table-cell office:value-type="float" office:value="0.0316245729855">
                <text:p>0.0316245729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83502324538">
                <text:p>0.0283502324538</text:p>
              </table:table-cell>
              <table:table-cell office:value-type="float" office:value="0.0264350457338">
                <text:p>0.0264350457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283383961438">
                <text:p>0.0283383961438</text:p>
              </table:table-cell>
              <table:table-cell office:value-type="float" office:value="0.0238649111868">
                <text:p>0.0238649111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272606179955">
                <text:p>0.0272606179955</text:p>
              </table:table-cell>
              <table:table-cell office:value-type="float" office:value="0.0255686460906">
                <text:p>0.0255686460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266550282638">
                <text:p>0.0266550282638</text:p>
              </table:table-cell>
              <table:table-cell office:value-type="float" office:value="0.0252860922939">
                <text:p>0.0252860922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6104157917">
                <text:p>0.026104157917</text:p>
              </table:table-cell>
              <table:table-cell office:value-type="float" office:value="0.0200269778633">
                <text:p>0.0200269778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0257339267533">
                <text:p>0.0257339267533</text:p>
              </table:table-cell>
              <table:table-cell office:value-type="float" office:value="0.0223841293479">
                <text:p>0.0223841293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252653480571">
                <text:p>0.0252653480571</text:p>
              </table:table-cell>
              <table:table-cell office:value-type="float" office:value="0.0246802009147">
                <text:p>0.0246802009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249838312316">
                <text:p>0.0249838312316</text:p>
              </table:table-cell>
              <table:table-cell office:value-type="float" office:value="0.024262022441">
                <text:p>0.024262022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0244515612941">
                <text:p>0.0244515612941</text:p>
              </table:table-cell>
              <table:table-cell office:value-type="float" office:value="0.0206415797116">
                <text:p>0.020641579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0242959607683">
                <text:p>0.0242959607683</text:p>
              </table:table-cell>
              <table:table-cell office:value-type="float" office:value="0.0201332617326">
                <text:p>0.0201332617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.0235641903378">
                <text:p>0.0235641903378</text:p>
              </table:table-cell>
              <table:table-cell office:value-type="float" office:value="0.0232646467596">
                <text:p>0.0232646467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.0231520527162">
                <text:p>0.0231520527162</text:p>
              </table:table-cell>
              <table:table-cell office:value-type="float" office:value="0.0231730098525">
                <text:p>0.0231730098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.0232152357562">
                <text:p>0.0232152357562</text:p>
              </table:table-cell>
              <table:table-cell office:value-type="float" office:value="0.0206406665533">
                <text:p>0.0206406665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0229224276861">
                <text:p>0.0229224276861</text:p>
              </table:table-cell>
              <table:table-cell office:value-type="float" office:value="0.0192264238185">
                <text:p>0.0192264238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225584755539">
                <text:p>0.0225584755539</text:p>
              </table:table-cell>
              <table:table-cell office:value-type="float" office:value="0.0212323977223">
                <text:p>0.0212323977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0223666258595">
                <text:p>0.0223666258595</text:p>
              </table:table-cell>
              <table:table-cell office:value-type="float" office:value="0.021217832214">
                <text:p>0.021217832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218304608123">
                <text:p>0.0218304608123</text:p>
              </table:table-cell>
              <table:table-cell office:value-type="float" office:value="0.0197922219097">
                <text:p>0.0197922219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.0220095339919">
                <text:p>0.0220095339919</text:p>
              </table:table-cell>
              <table:table-cell office:value-type="float" office:value="0.0212789672608">
                <text:p>0.0212789672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.0217784848154">
                <text:p>0.0217784848154</text:p>
              </table:table-cell>
              <table:table-cell office:value-type="float" office:value="0.0234885166027">
                <text:p>0.0234885166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.0214691919696">
                <text:p>0.0214691919696</text:p>
              </table:table-cell>
              <table:table-cell office:value-type="float" office:value="0.0236680100256">
                <text:p>0.0236680100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.0215448917462">
                <text:p>0.0215448917462</text:p>
              </table:table-cell>
              <table:table-cell office:value-type="float" office:value="0.0207358563292">
                <text:p>0.0207358563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0213393845753">
                <text:p>0.0213393845753</text:p>
              </table:table-cell>
              <table:table-cell office:value-type="float" office:value="0.0200433006055">
                <text:p>0.0200433006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.0211549248618">
                <text:p>0.0211549248618</text:p>
              </table:table-cell>
              <table:table-cell office:value-type="float" office:value="0.0223421366951">
                <text:p>0.0223421366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0210863647412">
                <text:p>0.0210863647412</text:p>
              </table:table-cell>
              <table:table-cell office:value-type="float" office:value="0.0220933345316">
                <text:p>0.0220933345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.0208590959967">
                <text:p>0.0208590959967</text:p>
              </table:table-cell>
              <table:table-cell office:value-type="float" office:value="0.021560724991">
                <text:p>0.021560724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0.0207851753229">
                <text:p>0.0207851753229</text:p>
              </table:table-cell>
              <table:table-cell office:value-type="float" office:value="0.0217246977084">
                <text:p>0.0217246977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206913604527">
                <text:p>0.0206913604527</text:p>
              </table:table-cell>
              <table:table-cell office:value-type="float" office:value="0.0232030345812">
                <text:p>0.0232030345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.0206042282859">
                <text:p>0.0206042282859</text:p>
              </table:table-cell>
              <table:table-cell office:value-type="float" office:value="0.0235303363088">
                <text:p>0.0235303363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0.0206279414562">
                <text:p>0.0206279414562</text:p>
              </table:table-cell>
              <table:table-cell office:value-type="float" office:value="0.0218838269554">
                <text:p>0.02188382695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0.0205322588884">
                <text:p>0.0205322588884</text:p>
              </table:table-cell>
              <table:table-cell office:value-type="float" office:value="0.021548816827">
                <text:p>0.021548816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0.0204977594692">
                <text:p>0.0204977594692</text:p>
              </table:table-cell>
              <table:table-cell office:value-type="float" office:value="0.0230460157276">
                <text:p>0.0230460157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0.020418785337">
                <text:p>0.020418785337</text:p>
              </table:table-cell>
              <table:table-cell office:value-type="float" office:value="0.0233995544072">
                <text:p>0.0233995544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0.0204213760047">
                <text:p>0.0204213760047</text:p>
              </table:table-cell>
              <table:table-cell office:value-type="float" office:value="0.0222781039089">
                <text:p>0.0222781039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.0202756715173">
                <text:p>0.0202756715173</text:p>
              </table:table-cell>
              <table:table-cell office:value-type="float" office:value="0.0226219528578">
                <text:p>0.0226219528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0203377013199">
                <text:p>0.0203377013199</text:p>
              </table:table-cell>
              <table:table-cell office:value-type="float" office:value="0.0234809889478">
                <text:p>0.0234809889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0.0203595102262">
                <text:p>0.0203595102262</text:p>
              </table:table-cell>
              <table:table-cell office:value-type="float" office:value="0.0239831613921">
                <text:p>0.0239831613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0201936087726">
                <text:p>0.0201936087726</text:p>
              </table:table-cell>
              <table:table-cell office:value-type="float" office:value="0.0222283382594">
                <text:p>0.022228338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0200867134019">
                <text:p>0.0200867134019</text:p>
              </table:table-cell>
              <table:table-cell office:value-type="float" office:value="0.0221501360997">
                <text:p>0.0221501360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0.0202011175396">
                <text:p>0.0202011175396</text:p>
              </table:table-cell>
              <table:table-cell office:value-type="float" office:value="0.023311786855">
                <text:p>0.023311786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0200813119401">
                <text:p>0.0200813119401</text:p>
              </table:table-cell>
              <table:table-cell office:value-type="float" office:value="0.0239835987892">
                <text:p>0.02398359878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0.0202921766379">
                <text:p>0.0202921766379</text:p>
              </table:table-cell>
              <table:table-cell office:value-type="float" office:value="0.0224178425372">
                <text:p>0.0224178425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0.0201406832273">
                <text:p>0.0201406832273</text:p>
              </table:table-cell>
              <table:table-cell office:value-type="float" office:value="0.0222827241905">
                <text:p>0.0222827241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0.0200170185453">
                <text:p>0.0200170185453</text:p>
              </table:table-cell>
              <table:table-cell office:value-type="float" office:value="0.0236610041123">
                <text:p>0.0236610041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0200064600478">
                <text:p>0.0200064600478</text:p>
              </table:table-cell>
              <table:table-cell office:value-type="float" office:value="0.0244361332466">
                <text:p>0.0244361332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0200227595863">
                <text:p>0.0200227595863</text:p>
              </table:table-cell>
              <table:table-cell office:value-type="float" office:value="0.0231441392006">
                <text:p>0.0231441392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0.0201584996196">
                <text:p>0.0201584996196</text:p>
              </table:table-cell>
              <table:table-cell office:value-type="float" office:value="0.0225179601742">
                <text:p>0.0225179601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0200586733157">
                <text:p>0.0200586733157</text:p>
              </table:table-cell>
              <table:table-cell office:value-type="float" office:value="0.0241959514032">
                <text:p>0.0241959514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0.020130583285">
                <text:p>0.020130583285</text:p>
              </table:table-cell>
              <table:table-cell office:value-type="float" office:value="0.0245143932439">
                <text:p>0.0245143932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0.0201056956127">
                <text:p>0.0201056956127</text:p>
              </table:table-cell>
              <table:table-cell office:value-type="float" office:value="0.0225459619826">
                <text:p>0.0225459619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0.020001925168">
                <text:p>0.020001925168</text:p>
              </table:table-cell>
              <table:table-cell office:value-type="float" office:value="0.022640333468">
                <text:p>0.022640333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0.0200495202711">
                <text:p>0.0200495202711</text:p>
              </table:table-cell>
              <table:table-cell office:value-type="float" office:value="0.0243213302534">
                <text:p>0.02432133025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0.0199899012284">
                <text:p>0.0199899012284</text:p>
              </table:table-cell>
              <table:table-cell office:value-type="float" office:value="0.0240032156566">
                <text:p>0.0240032156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0.0201786919931">
                <text:p>0.0201786919931</text:p>
              </table:table-cell>
              <table:table-cell office:value-type="float" office:value="0.0237210715774">
                <text:p>0.0237210715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0.0201242734905">
                <text:p>0.0201242734905</text:p>
              </table:table-cell>
              <table:table-cell office:value-type="float" office:value="0.023752218802">
                <text:p>0.023752218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.0200193092265">
                <text:p>0.0200193092265</text:p>
              </table:table-cell>
              <table:table-cell office:value-type="float" office:value="0.0248878030475">
                <text:p>0.0248878030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0.0199789653254">
                <text:p>0.0199789653254</text:p>
              </table:table-cell>
              <table:table-cell office:value-type="float" office:value="0.0241034958108">
                <text:p>0.0241034958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020075205297">
                <text:p>0.020075205297</text:p>
              </table:table-cell>
              <table:table-cell office:value-type="float" office:value="0.0233611039934">
                <text:p>0.0233611039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0.0200546019367">
                <text:p>0.0200546019367</text:p>
              </table:table-cell>
              <table:table-cell office:value-type="float" office:value="0.0227780344202">
                <text:p>0.0227780344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0.0200487615477">
                <text:p>0.0200487615477</text:p>
              </table:table-cell>
              <table:table-cell office:value-type="float" office:value="0.022748078163">
                <text:p>0.022748078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0.0200262911679">
                <text:p>0.0200262911679</text:p>
              </table:table-cell>
              <table:table-cell office:value-type="float" office:value="0.0236770209791">
                <text:p>0.0236770209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0.0200119671557">
                <text:p>0.0200119671557</text:p>
              </table:table-cell>
              <table:table-cell office:value-type="float" office:value="0.0234031505619">
                <text:p>0.0234031505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0.0200512250944">
                <text:p>0.0200512250944</text:p>
              </table:table-cell>
              <table:table-cell office:value-type="float" office:value="0.0232918893073">
                <text:p>0.0232918893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0.0200660912663">
                <text:p>0.0200660912663</text:p>
              </table:table-cell>
              <table:table-cell office:value-type="float" office:value="0.0248300204373">
                <text:p>0.0248300204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0.020045758077">
                <text:p>0.020045758077</text:p>
              </table:table-cell>
              <table:table-cell office:value-type="float" office:value="0.0240584957319">
                <text:p>0.02405849573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0.0200655214063">
                <text:p>0.0200655214063</text:p>
              </table:table-cell>
              <table:table-cell office:value-type="float" office:value="0.0227355276635">
                <text:p>0.0227355276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0.0200842507399">
                <text:p>0.0200842507399</text:p>
              </table:table-cell>
              <table:table-cell office:value-type="float" office:value="0.0230775222106">
                <text:p>0.0230775222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0200321868489">
                <text:p>0.0200321868489</text:p>
              </table:table-cell>
              <table:table-cell office:value-type="float" office:value="0.0243847533315">
                <text:p>0.0243847533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0.0200290397037">
                <text:p>0.0200290397037</text:p>
              </table:table-cell>
              <table:table-cell office:value-type="float" office:value="0.0243202873895">
                <text:p>0.0243202873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0.0200583155026">
                <text:p>0.0200583155026</text:p>
              </table:table-cell>
              <table:table-cell office:value-type="float" office:value="0.0235935710827">
                <text:p>0.0235935710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0.0200580121306">
                <text:p>0.0200580121306</text:p>
              </table:table-cell>
              <table:table-cell office:value-type="float" office:value="0.0230260596284">
                <text:p>0.0230260596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0.0200830941605">
                <text:p>0.0200830941605</text:p>
              </table:table-cell>
              <table:table-cell office:value-type="float" office:value="0.0236754471247">
                <text:p>0.0236754471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0.0200415250894">
                <text:p>0.0200415250894</text:p>
              </table:table-cell>
              <table:table-cell office:value-type="float" office:value="0.023406312938">
                <text:p>0.023406312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0.0200526601819">
                <text:p>0.0200526601819</text:p>
              </table:table-cell>
              <table:table-cell office:value-type="float" office:value="0.0239298430418">
                <text:p>0.0239298430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.0200369971281">
                <text:p>0.0200369971281</text:p>
              </table:table-cell>
              <table:table-cell office:value-type="float" office:value="0.0241885579812">
                <text:p>0.0241885579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.0199818470102">
                <text:p>0.0199818470102</text:p>
              </table:table-cell>
              <table:table-cell office:value-type="float" office:value="0.0241188748407">
                <text:p>0.0241188748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0.0199753779499">
                <text:p>0.0199753779499</text:p>
              </table:table-cell>
              <table:table-cell office:value-type="float" office:value="0.022842971408">
                <text:p>0.022842971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0200207529396">
                <text:p>0.0200207529396</text:p>
              </table:table-cell>
              <table:table-cell office:value-type="float" office:value="0.022450410543">
                <text:p>0.022450410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0.0199857528646">
                <text:p>0.0199857528646</text:p>
              </table:table-cell>
              <table:table-cell office:value-type="float" office:value="0.0229306199206">
                <text:p>0.0229306199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0.020004135482">
                <text:p>0.020004135482</text:p>
              </table:table-cell>
              <table:table-cell office:value-type="float" office:value="0.0235482618522">
                <text:p>0.0235482618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0.0200271201617">
                <text:p>0.0200271201617</text:p>
              </table:table-cell>
              <table:table-cell office:value-type="float" office:value="0.0236610654787">
                <text:p>0.0236610654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0.019989743943">
                <text:p>0.019989743943</text:p>
              </table:table-cell>
              <table:table-cell office:value-type="float" office:value="0.0234524531781">
                <text:p>0.02345245317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0.0199932151872">
                <text:p>0.0199932151872</text:p>
              </table:table-cell>
              <table:table-cell office:value-type="float" office:value="0.0224763510526">
                <text:p>0.0224763510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0.0199558007396">
                <text:p>0.0199558007396</text:p>
              </table:table-cell>
              <table:table-cell office:value-type="float" office:value="0.0240008491649">
                <text:p>0.0240008491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0199923232156">
                <text:p>0.0199923232156</text:p>
              </table:table-cell>
              <table:table-cell office:value-type="float" office:value="0.023862034453">
                <text:p>0.023862034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0.0199711540735">
                <text:p>0.0199711540735</text:p>
              </table:table-cell>
              <table:table-cell office:value-type="float" office:value="0.0243392809062">
                <text:p>0.02433928090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0.0199409213686">
                <text:p>0.0199409213686</text:p>
              </table:table-cell>
              <table:table-cell office:value-type="float" office:value="0.0240957575886">
                <text:p>0.02409575758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0.01991956141">
                <text:p>0.01991956141</text:p>
              </table:table-cell>
              <table:table-cell office:value-type="float" office:value="0.0235651795254">
                <text:p>0.0235651795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">
                <text:p>120</text:p>
              </table:table-cell>
              <table:table-cell office:value-type="float" office:value="0.01990765505">
                <text:p>0.01990765505</text:p>
              </table:table-cell>
              <table:table-cell office:value-type="float" office:value="0.0229552592109">
                <text:p>0.0229552592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">
                <text:p>130</text:p>
              </table:table-cell>
              <table:table-cell office:value-type="float" office:value="0.0199034466011">
                <text:p>0.0199034466011</text:p>
              </table:table-cell>
              <table:table-cell office:value-type="float" office:value="0.0220635826105">
                <text:p>0.0220635826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0">
                <text:p>140</text:p>
              </table:table-cell>
              <table:table-cell office:value-type="float" office:value="0.0198843079056">
                <text:p>0.0198843079056</text:p>
              </table:table-cell>
              <table:table-cell office:value-type="float" office:value="0.021638716078">
                <text:p>0.0216387160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0.0198772063541">
                <text:p>0.0198772063541</text:p>
              </table:table-cell>
              <table:table-cell office:value-type="float" office:value="0.0220900333059">
                <text:p>0.0220900333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0.0198869875302">
                <text:p>0.0198869875302</text:p>
              </table:table-cell>
              <table:table-cell office:value-type="float" office:value="0.0224999594035">
                <text:p>0.0224999594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  <table:table-cell office:value-type="float" office:value="0.0198946194442">
                <text:p>0.0198946194442</text:p>
              </table:table-cell>
              <table:table-cell office:value-type="float" office:value="0.0225339707694">
                <text:p>0.0225339707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0">
                <text:p>180</text:p>
              </table:table-cell>
              <table:table-cell office:value-type="float" office:value="0.0198824279491">
                <text:p>0.0198824279491</text:p>
              </table:table-cell>
              <table:table-cell office:value-type="float" office:value="0.0225426215453">
                <text:p>0.0225426215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0">
                <text:p>190</text:p>
              </table:table-cell>
              <table:table-cell office:value-type="float" office:value="0.0198797274259">
                <text:p>0.0198797274259</text:p>
              </table:table-cell>
              <table:table-cell office:value-type="float" office:value="0.0226476296017">
                <text:p>0.0226476296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0.019890907703">
                <text:p>0.019890907703</text:p>
              </table:table-cell>
              <table:table-cell office:value-type="float" office:value="0.0222209035801">
                <text:p>0.02222090358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">
                <text:p>210</text:p>
              </table:table-cell>
              <table:table-cell office:value-type="float" office:value="0.0198888891539">
                <text:p>0.0198888891539</text:p>
              </table:table-cell>
              <table:table-cell office:value-type="float" office:value="0.0217902185472">
                <text:p>0.02179021854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">
                <text:p>220</text:p>
              </table:table-cell>
              <table:table-cell office:value-type="float" office:value="0.019881342086">
                <text:p>0.019881342086</text:p>
              </table:table-cell>
              <table:table-cell office:value-type="float" office:value="0.0213649288271">
                <text:p>0.0213649288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0.0198718701978">
                <text:p>0.0198718701978</text:p>
              </table:table-cell>
              <table:table-cell office:value-type="float" office:value="0.0217019424813">
                <text:p>0.0217019424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">
                <text:p>240</text:p>
              </table:table-cell>
              <table:table-cell office:value-type="float" office:value="0.0198811857456">
                <text:p>0.0198811857456</text:p>
              </table:table-cell>
              <table:table-cell office:value-type="float" office:value="0.0214321324199">
                <text:p>0.0214321324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">
                <text:p>250</text:p>
              </table:table-cell>
              <table:table-cell office:value-type="float" office:value="0.0198786599986">
                <text:p>0.0198786599986</text:p>
              </table:table-cell>
              <table:table-cell office:value-type="float" office:value="0.0217754490604">
                <text:p>0.0217754490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0">
                <text:p>260</text:p>
              </table:table-cell>
              <table:table-cell office:value-type="float" office:value="0.0198762646759">
                <text:p>0.0198762646759</text:p>
              </table:table-cell>
              <table:table-cell office:value-type="float" office:value="0.021529094918">
                <text:p>0.0215290949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0">
                <text:p>270</text:p>
              </table:table-cell>
              <table:table-cell office:value-type="float" office:value="0.0198877270589">
                <text:p>0.0198877270589</text:p>
              </table:table-cell>
              <table:table-cell office:value-type="float" office:value="0.0217280266402">
                <text:p>0.02172802664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">
                <text:p>280</text:p>
              </table:table-cell>
              <table:table-cell office:value-type="float" office:value="0.0198887893508">
                <text:p>0.0198887893508</text:p>
              </table:table-cell>
              <table:table-cell office:value-type="float" office:value="0.0210316956494">
                <text:p>0.0210316956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0">
                <text:p>290</text:p>
              </table:table-cell>
              <table:table-cell office:value-type="float" office:value="0.0198959499464">
                <text:p>0.0198959499464</text:p>
              </table:table-cell>
              <table:table-cell office:value-type="float" office:value="0.0221884960477">
                <text:p>0.0221884960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">
                <text:p>300</text:p>
              </table:table-cell>
              <table:table-cell office:value-type="float" office:value="0.0198852748158">
                <text:p>0.0198852748158</text:p>
              </table:table-cell>
              <table:table-cell office:value-type="float" office:value="0.0217505824865">
                <text:p>0.02175058248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0">
                <text:p>310</text:p>
              </table:table-cell>
              <table:table-cell office:value-type="float" office:value="0.0199009715378">
                <text:p>0.0199009715378</text:p>
              </table:table-cell>
              <table:table-cell office:value-type="float" office:value="0.0217904670582">
                <text:p>0.0217904670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0">
                <text:p>320</text:p>
              </table:table-cell>
              <table:table-cell office:value-type="float" office:value="0.0198920831842">
                <text:p>0.0198920831842</text:p>
              </table:table-cell>
              <table:table-cell office:value-type="float" office:value="0.02139732842">
                <text:p>0.02139732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0">
                <text:p>330</text:p>
              </table:table-cell>
              <table:table-cell office:value-type="float" office:value="0.0198920542329">
                <text:p>0.0198920542329</text:p>
              </table:table-cell>
              <table:table-cell office:value-type="float" office:value="0.0218108862923">
                <text:p>0.0218108862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0">
                <text:p>340</text:p>
              </table:table-cell>
              <table:table-cell office:value-type="float" office:value="0.0198919478941">
                <text:p>0.0198919478941</text:p>
              </table:table-cell>
              <table:table-cell office:value-type="float" office:value="0.0214457338129">
                <text:p>0.0214457338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0">
                <text:p>350</text:p>
              </table:table-cell>
              <table:table-cell office:value-type="float" office:value="0.0198924530489">
                <text:p>0.0198924530489</text:p>
              </table:table-cell>
              <table:table-cell office:value-type="float" office:value="0.0219132573283">
                <text:p>0.02191325732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">
                <text:p>400</text:p>
              </table:table-cell>
              <table:table-cell office:value-type="float" office:value="0.0198966739087">
                <text:p>0.0198966739087</text:p>
              </table:table-cell>
              <table:table-cell office:value-type="float" office:value="0.0210374353486">
                <text:p>0.0210374353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0">
                <text:p>500</text:p>
              </table:table-cell>
              <table:table-cell office:value-type="float" office:value="0.0199017448906">
                <text:p>0.0199017448906</text:p>
              </table:table-cell>
              <table:table-cell office:value-type="float" office:value="0.0208025509958">
                <text:p>0.02080255099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0">
                <text:p>600</text:p>
              </table:table-cell>
              <table:table-cell office:value-type="float" office:value="0.0199005467281">
                <text:p>0.0199005467281</text:p>
              </table:table-cell>
              <table:table-cell office:value-type="float" office:value="0.0207806855829">
                <text:p>0.02078068558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0">
                <text:p>700</text:p>
              </table:table-cell>
              <table:table-cell office:value-type="float" office:value="0.0199041635796">
                <text:p>0.0199041635796</text:p>
              </table:table-cell>
              <table:table-cell office:value-type="float" office:value="0.0209617336925">
                <text:p>0.0209617336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">
                <text:p>800</text:p>
              </table:table-cell>
              <table:table-cell office:value-type="float" office:value="0.0199057282329">
                <text:p>0.0199057282329</text:p>
              </table:table-cell>
              <table:table-cell office:value-type="float" office:value="0.0209959355843">
                <text:p>0.02099593558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0">
                <text:p>900</text:p>
              </table:table-cell>
              <table:table-cell office:value-type="float" office:value="0.0199068551901">
                <text:p>0.0199068551901</text:p>
              </table:table-cell>
              <table:table-cell office:value-type="float" office:value="0.0212783564845">
                <text:p>0.0212783564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